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</style:style>
    <style:style style:name="P2" style:parent-style-name="Normal" style:family="paragraph">
      <style:paragraph-properties fo:margin-left="0.5in" fo:text-indent="-0.25in">
        <style:tab-stops/>
      </style:paragraph-properties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</office:automatic-styles>
  <office:body>
    <office:text text:use-soft-page-breaks="true">
      <text:p text:style-name="P1">APUNTES BLOQUE I: Electrónica.</text:p>
      <text:p text:style-name="P2">Parte 1:</text:p>
      <text:list text:style-name="LFO1" text:continue-numbering="true">
        <text:list-item>
          <text:p text:style-name="P3">Los átomos se componen de Protones (carga positiva), neutrones (sin carga) y electrones (carga negativa).</text:p>
        </text:list-item>
        <text:list-item>
          <text:p text:style-name="P4">Los electrones y neutrones se equilibran.</text:p>
        </text:list-item>
        <text:list-item>
          <text:p text:style-name="P5">Todo en la naturaleza busca la estabilidad, lo más estable son los gases nobles, con 8 electrones en su capa exterior (capa de valencia).</text:p>
        </text:list-item>
        <text:list-item>
          <text:p text:style-name="P6">Los átomos pueden compartir electrones en la capa de valencia mediante enlaces covalentes con el objetivo de mejorar su estabilidad.</text:p>
        </text:list-item>
        <text:list-item>
          <text:p text:style-name="P7">La electricidad es el flujo de electrones a lo largo del espacio.</text:p>
        </text:list-item>
        <text:list-item>
          <text:p text:style-name="P8">Las “fuerzas” derivan en vibraciones sobre el átomo.</text:p>
        </text:list-item>
      </text:list>
      <text:p text:style-name="Párrafodelista"/>
      <text:p text:style-name="P9">Parte 2:</text:p>
      <text:list text:style-name="LFO1" text:continue-numbering="true">
        <text:list-item>
          <text:p text:style-name="P10">Los semiconductores extrínsecos se componen normalmente de átomos con 4 electrones en su cv rodeados de átomos con 3 (tipo P) ó 5 (tipo N) electrones.</text:p>
        </text:list-item>
        <text:list-item>
          <text:p text:style-name="P11">Si unimos dos regiones de semiconductores extrínsecos (tipo p y tipo n), obtenemos un diodo.<text:s/><text:a xlink:href="https://www.youtube.com/watch?v=cy50YR7kr8c" office:target-frame-name="_top" xlink:show="replace"><text:span text:style-name="Hipervínculo">https://www.youtube.com/watch?v=cy50YR7kr8c</text:span></text:a></text:p>
        </text:list-item>
        <text:list-item>
          <text:p text:style-name="P12">Si unimos tres regiones (NPN o PNP) obtenemos un transistor<text:s/><text:a xlink:href="https://www.youtube.com/watch?v=DXvAlwMAxiA" office:target-frame-name="_top" xlink:show="replace"><text:span text:style-name="Hipervínculo">https://www.youtube.com/watch?v=DXvAlwMAxiA</text:span></text:a></text:p>
        </text:list-item>
        <text:list-item>
          <text:p text:style-name="P13"/>
        </text:list-item>
      </text:list>
      <text:p text:style-name="P14">Parte 3:<text:s/></text:p>
      <text:list text:style-name="LFO1" text:continue-numbering="true">
        <text:list-item>
          <text:p text:style-name="P15">El transistor actúa como un botón que permite o limita el paso de corriente entre dos puntos, lo logra además, sin partes móviles.</text:p>
        </text:list-item>
        <text:list-item>
          <text:p text:style-name="P16">La lógica del transistor puede modificarse mediante la presencia de otro hardware como resistencias, diodos u otros transistores. Con ellos lograremos implementar<text:s/>conectivas lógicas (puertas lógicas).</text:p>
        </text:list-item>
        <text:list-item>
          <text:p text:style-name="P17">Las puertas lógicas se pueden agrupar para lograr comportamientos complejos y circuitos avanzado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abier Iglesias Pérez</meta:initial-creator>
    <dc:creator>Xabier Iglesias Pérez</dc:creator>
    <meta:creation-date>2022-03-08T08:42:00Z</meta:creation-date>
    <dc:date>2022-03-08T14:43:00Z</dc:date>
    <meta:template xlink:href="Normal" xlink:type="simple"/>
    <meta:editing-cycles>1</meta:editing-cycles>
    <meta:editing-duration>PT21660S</meta:editing-duration>
    <meta:document-statistic meta:page-count="1" meta:paragraph-count="3" meta:word-count="237" meta:character-count="1539" meta:row-count="10" meta:non-whitespace-character-count="1305"/>
  </office:meta>
</office:document-meta>
</file>